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8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UTIERREZ MASIAS, MAUR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EM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9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UTIERREZ MASIAS, MAUR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4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2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7305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57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2:3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4:1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8T23:27:3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